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Quattrocento Sans1" svg:font-family="'Quattrocento Sans'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53cm" svg:stroke-color="#4bacc6" draw:stroke-linejoin="miter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f1a205" draw:textarea-vertical-align="middle" draw:auto-grow-height="false" draw:fit-to-size="false" fo:min-height="0cm" fo:min-width="0cm" fo:padding-top="0.132cm" fo:padding-bottom="0.132cm" fo:padding-left="0.132cm" fo:padding-right="0.132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.763cm" fo:min-width="9.991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.917cm" fo:min-width="9.99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2.32cm" fo:min-width="11.5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4.022cm" fo:min-width="11.5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1f497d" draw:stroke-linejoin="round" draw:fill="solid" draw:fill-color="#8064a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d8d8d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ef2da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4.069cm" fo:min-width="11.27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8.227cm"/>
    </style:style>
    <style:style style:name="gr17" style:family="graphic" style:parent-style-name="standard">
      <style:graphic-properties draw:stroke="none" draw:fill="none" fo:min-height="2.121cm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solid" draw:fill-color="#f1a205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text-align="star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solid" draw:fill-color="#8064a2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d8d8d8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fef2da"/>
      <style:paragraph-properties fo:text-align="start"/>
      <style:text-properties fo:font-size="18pt"/>
    </style:style>
    <style:style style:name="P12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cm" fo:margin-bottom="0cm" fo:line-height="100%" fo:text-align="start"/>
    </style:style>
    <style:style style:name="P1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14.3000001907349pt" fo:letter-spacing="normal" fo:font-style="normal" style:text-underline-style="none" fo:font-weight="normal" style:font-name-asian="Arial1" style:font-size-asian="14.3000001907349pt" style:font-style-asian="normal" style:font-weight-asian="normal" style:font-name-complex="DejaVu Sans1" style:font-size-complex="14.3000001907349pt" style:font-style-complex="normal" style:font-weight-complex="normal"/>
    </style:style>
    <style:style style:name="T2" style:family="text">
      <style:text-properties fo:font-variant="normal" fo:text-transform="none" fo:color="#002c46" style:text-line-through-style="none" style:text-line-through-type="none" style:text-position="0% 100%" style:font-name="Arial1" fo:font-size="14.3000001907349pt" fo:letter-spacing="normal" fo:font-style="normal" style:text-underline-style="none" fo:font-weight="normal" style:font-name-asian="Arial1" style:font-size-asian="14.3000001907349pt" style:font-style-asian="normal" style:font-weight-asian="normal" style:font-name-complex="DejaVu Sans1" style:font-size-complex="14.300000190734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.6999998092651pt" fo:letter-spacing="normal" fo:font-style="normal" style:text-underline-style="none" fo:font-weight="normal" style:font-name-asian="Arial1" style:font-size-asian="10.6999998092651pt" style:font-style-asian="normal" style:font-weight-asian="normal" style:font-name-complex="DejaVu Sans1" style:font-size-complex="10.699999809265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5" style:family="text">
      <style:text-properties fo:font-variant="normal" fo:text-transform="none" fo:color="#5557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Quattrocento Sans1" fo:font-size="12pt" fo:letter-spacing="normal" fo:font-style="normal" style:text-underline-style="none" fo:font-weight="bold" style:font-name-asian="Quattrocento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7" style:family="text">
      <style:text-properties fo:font-variant="normal" fo:text-transform="none" fo:color="#29748d" style:text-line-through-style="none" style:text-line-through-type="none" style:text-position="0% 100%" style:font-name="Quattrocento Sans1" fo:font-size="20pt" fo:letter-spacing="normal" fo:font-style="normal" style:text-underline-style="none" fo:font-weight="bold" style:font-name-asian="Quattrocento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name-asian="Calibri1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bold" style:font-name-asian="Arial1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italic" style:text-underline-style="none" fo:font-weight="bold" style:font-name-asian="Calibri1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solid" style:text-underline-width="auto" style:text-underline-color="#ffffff" fo:font-weight="bold" style:font-name-asian="Calibri1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12.064cm" svg:height="13cm" svg:x="0.383cm" svg:y="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12.064cm" svg:height="13cm" svg:x="12.743cm" svg:y="4.3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0.798cm" svg:height="0.798cm" svg:x="0.608cm" svg:y="4.495cm">
          <text:p text:style-name="P2"><text:span text:style-name="T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0.798cm" svg:height="0.798cm" svg:x="12.968cm" svg:y="4.495cm">
          <text:p text:style-name="P2"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9.99cm" svg:height="0.62cm" svg:x="1.67cm" svg:y="4.584cm">
          <text:p text:style-name="P2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4" draw:layer="layout" svg:width="9.99cm" svg:height="0.62cm" svg:x="14.03cm" svg:y="4.584cm">
          <text:p text:style-name="P2"><text:span text:style-name="T2">Constraints within solution 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0.798cm" svg:height="0.798cm" svg:x="12.918cm" svg:y="9.144cm">
          <text:p text:style-name="P2"><text:span text:style-name="T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3" draw:layer="layout" svg:width="0.798cm" svg:height="0.798cm" svg:x="0.508cm" svg:y="10.414cm">
          <text:p text:style-name="P2"><text:span text:style-name="T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" draw:text-style-name="P5" draw:layer="layout" svg:width="9.99cm" svg:height="0.762cm" svg:x="1.524cm" svg:y="10.414cm">
          <text:p text:style-name="P2"><text:span text:style-name="T2">Criteria for suc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" draw:text-style-name="P5" draw:layer="layout" svg:width="9.99cm" svg:height="0.762cm" svg:x="14.03cm" svg:y="9.144cm">
          <text:p text:style-name="P2"><text:span text:style-name="T2">Stakeholders to provide key ins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" draw:text-style-name="P3" draw:layer="layout" svg:width="0.798cm" svg:height="0.798cm" svg:x="0.608cm" svg:y="13.327cm">
          <text:p text:style-name="P2"><text:span text:style-name="T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" draw:text-style-name="P3" draw:layer="layout" svg:width="0.798cm" svg:height="0.798cm" svg:x="12.918cm" svg:y="11.902cm">
          <text:p text:style-name="P2"><text:span text:style-name="T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4" draw:layer="layout" svg:width="9.99cm" svg:height="0.607cm" svg:x="1.67cm" svg:y="13.422cm">
          <text:p text:style-name="P2"><text:span text:style-name="T2">Scope of solution spa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" draw:text-style-name="P5" draw:layer="layout" svg:width="9.99cm" svg:height="0.916cm" svg:x="14.03cm" svg:y="11.938cm">
          <text:p text:style-name="P2"><text:span text:style-name="T2">Key data sour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6" draw:layer="layout" svg:width="12.009cm" svg:height="3.458cm" svg:x="0.398cm" svg:y="5.4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5" draw:layer="layout" svg:width="12.009cm" svg:height="2.569cm" svg:x="0.398cm" svg:y="11.176cm">
          <text:p text:style-name="P2"><text:span text:style-name="T3">1</text:span><text:span text:style-name="T4">. Improved precision in feature measurement </text:span></text:p>
          <text:p text:style-name="P2"><text:span text:style-name="T4">2. Improved efficiency in speed by at least 2X </text:span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4" draw:layer="layout" svg:width="12.009cm" svg:height="2.084cm" svg:x="0.519cm" svg:y="14.402cm">
          <text:p text:style-name="P7"><text:span text:style-name="T3">This project aims to use deep-learning based autoencoder-decoder technique to segment the images. Training data consist of images of different resolutions and a corresponding mask of the segmented regions (labelled image). A U-net architecture is proposed. Model will be trained using over 25000 data pairs and tested on newly acquired da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" draw:text-style-name="P4" draw:layer="layout" svg:width="12.009cm" svg:height="3cm" svg:x="12.662cm" svg:y="5.455cm">
          <text:p text:style-name="P2"><text:span text:style-name="T3">1. The metrology of the devices should be accurate and consistent (measurable features)</text:span></text:p>
          <text:p text:style-name="P2"><text:span text:style-name="T3">2. The process should reduce the “time to result” by at least 50%</text:span></text:p>
          <text:p text:style-name="P2"><text:span text:style-name="T3">3. Generalizable to closely related semiconductor devic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5" draw:layer="layout" svg:width="12.009cm" svg:height="4.271cm" svg:x="12.753cm" svg:y="12.854cm">
          <text:p text:style-name="P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" draw:text-style-name="P9" draw:layer="layout" svg:width="1.197cm" svg:height="0.567cm" svg:x="18.426cm" svg:y="18.123cm">
          <text:p text:style-name="P8"><text:span text:style-name="T6">H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1" draw:style-name="gr11" draw:text-style-name="P10" draw:layer="layout" svg:width="1.197cm" svg:height="0.597cm" svg:x="19.524cm" svg:y="18.094cm">
          <text:p text:style-name="P8"><text:span text:style-name="T6">D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2" draw:style-name="gr11" draw:text-style-name="P10" draw:layer="layout" svg:width="1.197cm" svg:height="0.597cm" svg:x="20.701cm" svg:y="18.064cm">
          <text:p text:style-name="P8"><text:span text:style-name="T6">E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3" draw:style-name="gr11" draw:text-style-name="P10" draw:layer="layout" svg:width="1.197cm" svg:height="0.597cm" svg:x="21.796cm" svg:y="18.078cm">
          <text:p text:style-name="P8"><text:span text:style-name="T6">I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4" draw:style-name="gr11" draw:text-style-name="P10" draw:layer="layout" svg:width="1.197cm" svg:height="0.597cm" svg:x="22.905cm" svg:y="18.064cm">
          <text:p text:style-name="P8"><text:span text:style-name="T6">P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5" draw:style-name="gr10" draw:text-style-name="P9" draw:layer="layout" svg:width="1.197cm" svg:height="0.567cm" svg:x="22.498cm" svg:y="1.964cm">
          <text:p text:style-name="P8"><text:span text:style-name="T6">H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ustomShape 26" draw:style-name="gr12" draw:text-style-name="P11" draw:layer="layout" svg:width="21.455cm" svg:height="3.156cm" svg:x="0.338cm" svg:y="0.324cm">
          <text:p/>
          <draw:enhanced-geometry draw:mirror-horizontal="false" draw:mirror-vertical="false" svg:viewBox="0 0 0 0" draw:text-areas="0 0 ?f37 ?f36" draw:type="ooxml-wedgeRectCallout" draw:modifiers="53513 6588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27" draw:style-name="gr13" draw:text-style-name="P4" draw:layer="layout" svg:width="24.424cm" svg:height="0.852cm" svg:x="0.512cm" svg:y="0.527cm">
          <text:p text:style-name="P2"><text:span text:style-name="T7">Automatically segment and calculate critical dimensions of channel holes in DRAM device images acquired using electron microsco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14" draw:text-style-name="P4" draw:layer="layout" svg:width="12.009cm" svg:height="3cm" svg:x="12.798cm" svg:y="9.854cm">
          <text:p text:style-name="P2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8" draw:text-style-name="P4" draw:layer="layout" svg:width="23.843cm" svg:height="1.365cm" svg:x="0.512cm" svg:y="1.503cm">
          <text:p text:style-name="P2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3" draw:layer="layout" svg:width="11.769cm" svg:height="4.318cm" svg:x="0.508cm" svg:y="5.359cm">
          <text:p text:style-name="P12"><text:span text:style-name="T8">Material and Structural Division of ThermoFisher Inc. manufactures fast scanning electron microscopes (SEMs) to a part of a large automated fabrication pipeline for semiconductor chip manufacturing industries. As millions of devices are packed into a single chip, it is critical to measure the features of these devices and keep them within the tolerated variance. This require a fully automated segmentation of the devices and its feature measurement process. The current conventional methods are slow, error prone and require constant tuning. The marketing department has requested R&amp;D to develop a deep-learning based channel hole segmentation and feature measurement process that cuts the analytics time by at least 50%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8.727cm" svg:height="1.433cm" svg:x="13.97cm" svg:y="10.16cm">
          <draw:text-box>
            <text:p><text:span text:style-name="T9">Fei Inc. imaging department, </text:span></text:p>
            <text:p><text:span text:style-name="T9">Fei Inc. marketing and sales departments</text:span></text:p>
            <text:p><text:span text:style-name="T9">Number of semi-conductor manufacturing customers</text:span></text:p>
          </draw:text-box>
        </draw:frame>
        <draw:frame draw:style-name="gr17" draw:text-style-name="P15" draw:layer="layout" svg:width="11.981cm" svg:height="2.371cm" svg:x="12.954cm" svg:y="13.716cm">
          <draw:text-box>
            <text:p text:style-name="P2"><text:span text:style-name="T3">Large number of images collected using Verios scanning </text:span></text:p>
            <text:p text:style-name="P2"><text:span text:style-name="T3">electron microscope by Thermo Fisher Inc. and transferred </text:span></text:p>
            <text:p text:style-name="P2"><text:span text:style-name="T3">to imaging and metrology departments for R&amp;D work.</text:span></text:p>
            <text:p text:style-name="P2"><text:span text:style-name="T3">Images are on a private Thermo Fisher Inc. network drive </text:span></text:p>
            <text:p text:style-name="P2"><text:span text:style-name="T3">accessible to the stake holders only.</text:span></text:p>
          </draw:text-box>
        </draw:frame>
        <presentation:notes draw:style-name="dp2">
          <draw:custom-shape draw:name="CustomShape 1" draw:style-name="gr6" draw:text-style-name="P6" draw:layer="layout" svg:width="0.469cm" svg:height="0.51cm" svg:x="16.784cm" svg:y="26.3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17" draw:layer="layout" svg:width="15.194cm" svg:height="0.681cm" svg:x="2.193cm" svg:y="1.681cm" presentation:class="notes" presentation:user-transformed="true">
            <draw:text-box>
              <text:p text:style-name="P16"><text:span text:style-name="T10">Hypothesis: </text:span><text:span text:style-name="T11">Create a Hypothesis with an emphasis on SMART principles. </text:span><text:span text:style-name="T12">(</text:span><text:span text:style-name="T13">S – Specific, M – Measurable, A – Achievable, R – Realistic, T – Timebound). </text:span><text:span text:style-name="T14">If you cannot do this, you </text:span><text:span text:style-name="T10">do not</text:span><text:span text:style-name="T14"> have a good grasp on the business problem.</text:span></text:p>
              <text:p text:style-name="P16"><text:span text:style-name="T14"/></text:p>
              <text:p text:style-name="P16"><text:span text:style-name="T10">Context: </text:span><text:span text:style-name="T14">With context, we have </text:span><text:span text:style-name="T15">clearly identified the problem at hand </text:span><text:span text:style-name="T14">and have elucidated on how our initiative may solve this problem, alongside the commercial implications this will have on the business. </text:span></text:p>
              <text:p text:style-name="P16"><text:span text:style-name="T14"/></text:p>
              <text:p text:style-name="P16"><text:span text:style-name="T10">Criteria for Success</text:span><text:span text:style-name="T14">: Clearly defining the criteria for success ensures that the scope of your work is clearly defined and understood. Otherwise, if this isn’t defined – your work will never end which will result in mismatched expectations.</text:span></text:p>
              <text:p text:style-name="P16"><text:span text:style-name="T14"/></text:p>
              <text:p text:style-name="P16"><text:span text:style-name="T10">Scope of Solution Space: </text:span><text:span text:style-name="T14">Scoping out the solution space ensures that the business initiative is SPECIFIC for a certain segment or area. This prevents solutions that have been developed being scaled and applied for all other business units that the solution may not be responsible or scalable for.</text:span></text:p>
              <text:p text:style-name="P16"><text:span text:style-name="T14"/></text:p>
              <text:p text:style-name="P16"><text:span text:style-name="T10">Constraints within Solution Space: </text:span><text:span text:style-name="T14">Looking forward, what are the foreseeable problems we are likely to encounter? Could this be stakeholder resistance? Could this be we don’t have access to the right data? </text:span></text:p>
              <text:p text:style-name="P16"><text:span text:style-name="T14"/></text:p>
              <text:p text:style-name="P16"><text:span text:style-name="T10">Stakeholders to provide key insight: </text:span><text:span text:style-name="T14">Who are the people I need to speak to, to get the answers I need for my data analysis?</text:span></text:p>
              <text:p text:style-name="P16"><text:span text:style-name="T14"/></text:p>
              <text:p text:style-name="P16"><text:span text:style-name="T10">What key data sources are required</text:span><text:span text:style-name="T14">?</text:span></text:p>
              <text:p text:style-name="P16"><text:span text:style-name="T14">Based off my discussions with the key stakeholders – can we clearly list out all the data sources we need so we can make a highly targeted request as opposed to a scatter-gun approach where we ask for a bit of everything?</text:span></text:p>
              <text:p text:style-name="P16"><text:span text:style-name="T14"/></text:p>
              <text:p text:style-name="P16"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1" svg:font-family="'DejaVu Sans'"/>
    <style:font-face style:name="Quattrocento Sans1" svg:font-family="'Quattrocento Sans'"/>
    <style:font-face style:name="ＭＳ Ｐゴシック1" svg:font-family="'ＭＳ Ｐゴシック'"/>
    <style:font-face style:name="Arial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Quattrocento Sans" svg:font-family="'Quattrocento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1.86cm" svg:height="0.343cm" svg:x="23.051cm" svg:y="0.1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H</meta:initial-creator>
    <dc:language>en-US</dc:language>
    <dc:date>2021-12-28T14:56:13.530000000</dc:date>
    <meta:editing-cycles>13</meta:editing-cycles>
    <meta:editing-duration>PT1H34M40S</meta:editing-duration>
    <meta:generator>LibreOffice/5.0.0.5$Windows_x86 LibreOffice_project/1b1a90865e348b492231e1c451437d7a15bb262b</meta:generator>
    <meta:document-statistic meta:object-count="53"/>
  </office:meta>
</office:document-meta>
</file>